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66f" officeooo:paragraph-rsid="00072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x declarations:</text:p>
      <text:p text:style-name="P1"/>
      <text:p text:style-name="P1">Convert the below Complex declarations into postfix form:</text:p>
      <text:p text:style-name="P1"/>
      <text:p text:style-name="P1">1. char <text:s/>*(*(**sum[ ][8]) ( ))[ ];</text:p>
      <text:p text:style-name="P1"/>
      <text:p text:style-name="P1">2. int (* ((i)[3]));</text:p>
      <text:p text:style-name="P1"/>
      <text:p text:style-name="P1">3. void (*f[10]) (int , int *);</text:p>
      <text:p text:style-name="P1"/>
      <text:p text:style-name="P1">4. char (* (x( ))[ ])( );</text:p>
      <text:p text:style-name="P1"/>
      <text:p text:style-name="P1">5. char (*(*x[3])( )) [5];</text:p>
      <text:p text:style-name="P1"/>
      <text:p text:style-name="P1">6. int *(*(*arr[5])( ))( );</text:p>
      <text:p text:style-name="P1"/>
      <text:p text:style-name="P1">7.float (*(*e[10]) (int &amp;))[5];</text:p>
      <text:p text:style-name="P1"/>
      <text:p text:style-name="P1">8. void ** (*d) (int &amp;, cahr **(*)(char *, char **));</text:p>
      <text:p text:style-name="P1"/>
      <text:p text:style-name="P1">9. void *(*e)(char, int (*)( 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7:22:26.170801029</meta:creation-date>
    <dc:date>2018-04-03T17:31:23.435611678</dc:date>
    <meta:editing-duration>P0D</meta:editing-duration>
    <meta:editing-cycles>1</meta:editing-cycles>
    <meta:document-statistic meta:table-count="0" meta:image-count="0" meta:object-count="0" meta:page-count="1" meta:paragraph-count="11" meta:word-count="66" meta:character-count="357" meta:non-whitespace-character-count="301"/>
    <meta:generator>LibreOffice/4.2.8.2$Linux_x86 LibreOffice_project/420m0$Build-2</meta:generator>
  </office:meta>
</office:document-meta>
</file>